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0b704e" officeooo:paragraph-rsid="000b704e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b704e" officeooo:paragraph-rsid="000b704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bb5f4" officeooo:paragraph-rsid="000bb5f4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be543" officeooo:paragraph-rsid="000be543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51eb4" officeooo:paragraph-rsid="00275766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51eb4" officeooo:paragraph-rsid="00150064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weight="bold" officeooo:rsid="00151eb4" officeooo:paragraph-rsid="00151eb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151eb4" officeooo:paragraph-rsid="001717d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258d4f" officeooo:paragraph-rsid="00258d4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0cd9f9" officeooo:paragraph-rsid="000cd9f9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0f8a77" officeooo:paragraph-rsid="00103f1f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12e924" officeooo:paragraph-rsid="0012e924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14b60a" officeooo:paragraph-rsid="0012e924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weight="bold" officeooo:rsid="0014b60a" officeooo:paragraph-rsid="00150064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weight="bold" officeooo:rsid="001717d1" officeooo:paragraph-rsid="001717d1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18b58c" officeooo:paragraph-rsid="0018b58c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weight="bold" officeooo:rsid="00197903" officeooo:paragraph-rsid="001a98f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1a98fd" officeooo:paragraph-rsid="001a98f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1bae17" officeooo:paragraph-rsid="001bae17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1c200b" officeooo:paragraph-rsid="001c200b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3pt" fo:font-weight="bold" officeooo:rsid="001d5849" officeooo:paragraph-rsid="001d5849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1dc996" officeooo:paragraph-rsid="001dc996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officeooo:rsid="000cd9f9" officeooo:paragraph-rsid="000cd9f9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font-size="13pt" officeooo:rsid="00103f1f" officeooo:paragraph-rsid="00103f1f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font-size="13pt" officeooo:rsid="0012e924" officeooo:paragraph-rsid="0012e924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fo:font-size="13pt" officeooo:rsid="00150064" officeooo:paragraph-rsid="00150064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fo:font-size="13pt" officeooo:rsid="00151eb4" officeooo:paragraph-rsid="001717d1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font-size="13pt" officeooo:rsid="0018b58c" officeooo:paragraph-rsid="0018b58c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font-size="13pt" officeooo:rsid="001a98fd" officeooo:paragraph-rsid="001a98fd" style:font-size-asian="13pt" style:font-size-complex="13pt"/>
    </style:style>
    <style:style style:name="P30" style:family="paragraph" style:parent-style-name="Text_20_body">
      <style:text-properties fo:font-size="13pt" officeooo:paragraph-rsid="002043a3" style:font-size-asian="13pt" style:font-size-complex="13pt"/>
    </style:style>
    <style:style style:name="P31" style:family="paragraph" style:parent-style-name="Text_20_body">
      <style:text-properties fo:font-size="13pt" officeooo:paragraph-rsid="00227dce" style:font-size-asian="13pt" style:font-size-complex="13pt"/>
    </style:style>
    <style:style style:name="P32" style:family="paragraph" style:parent-style-name="Text_20_body">
      <style:text-properties fo:font-size="13pt" officeooo:paragraph-rsid="0024012d" style:font-size-asian="13pt" style:font-size-complex="13pt"/>
    </style:style>
    <style:style style:name="P33" style:family="paragraph" style:parent-style-name="Text_20_body">
      <style:text-properties fo:font-size="13pt" officeooo:rsid="002b1a82" officeooo:paragraph-rsid="002b1a82" style:font-size-asian="13pt" style:font-size-complex="13pt"/>
    </style:style>
    <style:style style:name="P34" style:family="paragraph" style:parent-style-name="Text_20_body">
      <style:text-properties fo:font-size="13pt" officeooo:paragraph-rsid="002edf6e" style:font-size-asian="13pt" style:font-size-complex="13pt"/>
    </style:style>
    <style:style style:name="P35" style:family="paragraph" style:parent-style-name="Text_20_body">
      <style:text-properties fo:font-size="13pt" fo:font-weight="bold" officeooo:rsid="001dc996" officeooo:paragraph-rsid="001f7e6c" style:font-size-asian="13pt" style:font-weight-asian="bold" style:font-size-complex="13pt" style:font-weight-complex="bold"/>
    </style:style>
    <style:style style:name="P36" style:family="paragraph" style:parent-style-name="Text_20_body">
      <style:text-properties fo:font-size="13pt" fo:font-weight="bold" officeooo:rsid="002043a3" officeooo:paragraph-rsid="002189b3" style:font-size-asian="13pt" style:font-weight-asian="bold" style:font-size-complex="13pt" style:font-weight-complex="bold"/>
    </style:style>
    <style:style style:name="P37" style:family="paragraph" style:parent-style-name="Text_20_body">
      <style:text-properties fo:font-size="13pt" fo:font-weight="bold" officeooo:rsid="002189b3" officeooo:paragraph-rsid="002189b3" style:font-size-asian="13pt" style:font-weight-asian="bold" style:font-size-complex="13pt" style:font-weight-complex="bold"/>
    </style:style>
    <style:style style:name="P38" style:family="paragraph" style:parent-style-name="Text_20_body">
      <style:text-properties fo:font-size="13pt" fo:font-weight="bold" officeooo:rsid="002189b3" officeooo:paragraph-rsid="00227dce" style:font-size-asian="13pt" style:font-weight-asian="bold" style:font-size-complex="13pt" style:font-weight-complex="bold"/>
    </style:style>
    <style:style style:name="P39" style:family="paragraph" style:parent-style-name="Text_20_body">
      <style:text-properties fo:font-size="13pt" fo:font-weight="bold" officeooo:rsid="00258d4f" officeooo:paragraph-rsid="00258d4f" style:font-size-asian="13pt" style:font-weight-asian="bold" style:font-size-complex="13pt" style:font-weight-complex="bold"/>
    </style:style>
    <style:style style:name="P40" style:family="paragraph" style:parent-style-name="Text_20_body">
      <style:text-properties fo:font-size="13pt" fo:font-weight="bold" officeooo:rsid="00258d4f" officeooo:paragraph-rsid="0029056c" style:font-size-asian="13pt" style:font-weight-asian="bold" style:font-size-complex="13pt" style:font-weight-complex="bold"/>
    </style:style>
    <style:style style:name="P41" style:family="paragraph" style:parent-style-name="Text_20_body">
      <style:text-properties fo:font-size="13pt" fo:font-weight="bold" officeooo:rsid="0029056c" officeooo:paragraph-rsid="0029056c" style:font-size-asian="13pt" style:font-weight-asian="bold" style:font-size-complex="13pt" style:font-weight-complex="bold"/>
    </style:style>
    <style:style style:name="P42" style:family="paragraph" style:parent-style-name="Text_20_body">
      <style:text-properties fo:font-size="13pt" fo:font-weight="bold" officeooo:rsid="0029056c" officeooo:paragraph-rsid="002b1a82" style:font-size-asian="13pt" style:font-weight-asian="bold" style:font-size-complex="13pt" style:font-weight-complex="bold"/>
    </style:style>
    <style:style style:name="P43" style:family="paragraph" style:parent-style-name="Text_20_body">
      <style:text-properties fo:font-size="13pt" fo:font-weight="bold" officeooo:rsid="002b1a82" officeooo:paragraph-rsid="002edf6e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3pt" fo:font-weight="bold" officeooo:rsid="000b704e" officeooo:paragraph-rsid="000b704e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3pt" fo:font-weight="bold" officeooo:rsid="00329dde" officeooo:paragraph-rsid="00329dde" style:font-size-asian="13pt" style:font-weight-asian="bold" style:font-size-complex="13pt" style:font-weight-complex="bold"/>
    </style:style>
    <style:style style:name="T1" style:family="text">
      <style:text-properties officeooo:rsid="000bb5f4"/>
    </style:style>
    <style:style style:name="T2" style:family="text">
      <style:text-properties officeooo:rsid="000be54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418e" style:font-weight-asian="bold" style:font-weight-complex="bold"/>
    </style:style>
    <style:style style:name="T5" style:family="text">
      <style:text-properties fo:font-weight="bold" officeooo:rsid="000f8a77" style:font-weight-asian="bold" style:font-weight-complex="bold"/>
    </style:style>
    <style:style style:name="T6" style:family="text">
      <style:text-properties fo:font-weight="bold" officeooo:rsid="00120e28" style:font-weight-asian="bold" style:font-weight-complex="bold"/>
    </style:style>
    <style:style style:name="T7" style:family="text">
      <style:text-properties fo:font-weight="bold" officeooo:rsid="0014b60a" style:font-weight-asian="bold" style:font-weight-complex="bold"/>
    </style:style>
    <style:style style:name="T8" style:family="text">
      <style:text-properties fo:font-weight="bold" officeooo:rsid="00151eb4" style:font-weight-asian="bold" style:font-weight-complex="bold"/>
    </style:style>
    <style:style style:name="T9" style:family="text">
      <style:text-properties fo:font-weight="bold" officeooo:rsid="001717d1" style:font-weight-asian="bold" style:font-weight-complex="bold"/>
    </style:style>
    <style:style style:name="T10" style:family="text">
      <style:text-properties fo:font-weight="bold" officeooo:rsid="00197903" style:font-weight-asian="bold" style:font-weight-complex="bold"/>
    </style:style>
    <style:style style:name="T11" style:family="text">
      <style:text-properties fo:font-weight="bold" officeooo:rsid="001dc996" style:font-weight-asian="bold" style:font-weight-complex="bold"/>
    </style:style>
    <style:style style:name="T12" style:family="text">
      <style:text-properties fo:font-weight="bold" officeooo:rsid="001f7e6c" style:font-weight-asian="bold" style:font-weight-complex="bold"/>
    </style:style>
    <style:style style:name="T13" style:family="text">
      <style:text-properties fo:font-weight="bold" officeooo:rsid="00227dce" style:font-weight-asian="bold" style:font-weight-complex="bold"/>
    </style:style>
    <style:style style:name="T14" style:family="text">
      <style:text-properties fo:font-weight="bold" officeooo:rsid="0024012d" style:font-weight-asian="bold" style:font-weight-complex="bold"/>
    </style:style>
    <style:style style:name="T15" style:family="text">
      <style:text-properties fo:font-weight="bold" officeooo:rsid="002aa177" style:font-weight-asian="bold" style:font-weight-complex="bold"/>
    </style:style>
    <style:style style:name="T16" style:family="text">
      <style:text-properties fo:font-weight="bold" officeooo:rsid="002b1a82" style:font-weight-asian="bold" style:font-weight-complex="bold"/>
    </style:style>
    <style:style style:name="T17" style:family="text">
      <style:text-properties fo:font-weight="bold" officeooo:rsid="002bb90a" style:font-weight-asian="bold" style:font-weight-complex="bold"/>
    </style:style>
    <style:style style:name="T18" style:family="text">
      <style:text-properties officeooo:rsid="00271f9a"/>
    </style:style>
    <style:style style:name="T19" style:family="text">
      <style:text-properties officeooo:rsid="00275766"/>
    </style:style>
    <style:style style:name="T20" style:family="text">
      <style:text-properties officeooo:rsid="002d54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5">Tejas monpara</text:p>
      <text:p text:style-name="P1"/>
      <text:p text:style-name="P1">E<text:span text:style-name="T20">x</text:span>ercise -1</text:p>
      <text:p text:style-name="P1"/>
      <text:p text:style-name="P2">1. How i can see from command prompt that on which directory you are ?</text:p>
      <text:p text:style-name="P2"/>
      <text:p text:style-name="P2">Ans: <text:span text:style-name="T1">Using </text:span>PWD command</text:p>
      <text:p text:style-name="P2"/>
      <text:p text:style-name="P3">2. How i can change permission of file to read only for that user ?</text:p>
      <text:p text:style-name="P3">Ans : Using chmod command</text:p>
      <text:p text:style-name="P3"><text:tab/>for example : root $ chmod 700 filename</text:p>
      <text:p text:style-name="P3"/>
      <text:p text:style-name="P3">3. <text:span text:style-name="T2">H</text:span>ow i can create new user ?</text:p>
      <text:p text:style-name="P4">Ans : adduser Username</text:p>
      <text:p text:style-name="P4"/>
      <text:p text:style-name="P5">4:<text:span text:style-name="T19"> how i can install mysql in ubuntu ?</text:span></text:p>
      <text:p text:style-name="P9">Ans: <text:s/>requires permissions of sudo password after we can install mysql using </text:p>
      <text:p text:style-name="P9"><text:tab/><text:span text:style-name="T18">ex : $</text:span>sudo apt-get install mysql</text:p>
      <text:p text:style-name="P4"/>
      <text:p text:style-name="P10">5. How i can set insert mode on VI editor ? And how i can save data in file using VI editor ?</text:p>
      <text:p text:style-name="P10">Ans: step 1: open file using vi filename</text:p>
      <text:p text:style-name="P10"><text:s text:c="9"/>step2 : after press “ i “ button to we can go to the insert mode</text:p>
      <text:p text:style-name="P23"><text:span text:style-name="T3"><text:s text:c="9"/>save </text:span><text:span text:style-name="T4">data in </text:span><text:span text:style-name="T3">file using <text:s/>“ :x ” </text:span></text:p>
      <text:p text:style-name="P11"/>
      <text:p text:style-name="P11">6. if i want to search from history of command then which short cut i can use ?</text:p>
      <text:p text:style-name="P24"><text:span text:style-name="T5">A</text:span><text:span text:style-name="T3">ns: <text:tab/></text:span><text:span text:style-name="T6">using root$ history | grep file name</text:span></text:p>
      <text:p text:style-name="P10"/>
      <text:p text:style-name="P12">7. Write a command which gives me running mysql process and its pid</text:p>
      <text:p text:style-name="P25"><text:span text:style-name="T3">Ans: <text:s/></text:span><text:span text:style-name="T7">“ ps ” command will gives running process and process id</text:span></text:p>
      <text:p text:style-name="P13"/>
      <text:p text:style-name="P14">8. which command helps me to copy file from my local machine to remote machine ? Give one example</text:p>
      <text:p text:style-name="P26"><text:span text:style-name="T3">Ans: <text:s/></text:span><text:span text:style-name="T8">using scp command</text:span></text:p>
      <text:p text:style-name="P6"/>
      <text:p text:style-name="P7">9. Write a command that will display all .txt files, including its individual permission.</text:p>
      <text:p text:style-name="P7">Ans: using “ ls -a -l *txt ”</text:p>
      <text:p text:style-name="P7"/>
      <text:p text:style-name="P8">10. How can i terminate all process at once ?</text:p>
      <text:p text:style-name="P27"><text:span text:style-name="T9">Ans: Using </text:span><text:span text:style-name="T3"><text:tab/>“ </text:span><text:span text:style-name="T9">killall</text:span><text:span text:style-name="T3"> ” </text:span><text:span text:style-name="T9">command</text:span></text:p>
      <text:p text:style-name="P15"/>
      <text:p text:style-name="P16">11. how i can get first 10 lines of any file ?</text:p>
      <text:p text:style-name="P16">Ans : “ head filename” using this command</text:p>
      <text:p text:style-name="P28"><text:span text:style-name="T3"><text:tab/>for exmaple : root$ head abc.txt <text:s text:c="2"/>//</text:span><text:span text:style-name="T10">abc.txt is file name</text:span></text:p>
      <text:p text:style-name="P17"/>
      <text:p text:style-name="P17">12. how i can know free space on disk ?</text:p>
      <text:p text:style-name="P29"><text:span text:style-name="T10">Ans: using “ </text:span><text:span text:style-name="T3">df </text:span><text:span text:style-name="T10"><text:s/>“ </text:span><text:span text:style-name="T3">command</text:span></text:p>
      <text:p text:style-name="P18"><text:soft-page-break/></text:p>
      <text:p text:style-name="P19">13. write command which remove folder from my machine.</text:p>
      <text:p text:style-name="P19">Ans : using “ rm -r directory_name ”</text:p>
      <text:p text:style-name="P19"><text:tab/>for exmple : rm -r com <text:s text:c="2"/>//com is folder name </text:p>
      <text:p text:style-name="P19"/>
      <text:p text:style-name="P20">14. Which command helps me to search contents of a file for particular pattern ?</text:p>
      <text:p text:style-name="P20">Ans: using “ grep <text:s/>” command</text:p>
      <text:p text:style-name="P20"/>
      <text:p text:style-name="P21">for exmaple : grep -b hello abc.txt <text:s text:c="2"/>// hello is in abc.txt file so using grep command we can math the pattern </text:p>
      <text:p text:style-name="P21"/>
      <text:p text:style-name="P22">15. Write command to display current date in the form dd/mm/yyyy.</text:p>
      <text:p text:style-name="P35">And : <text:s/>“ date +/%d/%m/%y “ using this commnd</text:p>
      <text:p text:style-name="P30"><text:span text:style-name="T11"><text:tab/></text:span><text:span text:style-name="T12">for example output is <text:s/>: 16/01/19 </text:span></text:p>
      <text:p text:style-name="P36">16. how i can remove all lines from file ? (without removing that file).</text:p>
      <text:p text:style-name="P37">Ans : using “ sed <text:s/>” command </text:p>
      <text:p text:style-name="P38"><text:tab/>for example: $sed -i ‘d’ abc.txt <text:s/>// remove all lines from file without removing <text:tab/><text:tab/><text:tab/>that fle.</text:p>
      <text:p text:style-name="P38"/>
      <text:p text:style-name="P31"><text:span text:style-name="T13">17. The permission -</text:span><text:span text:style-name="T14">r</text:span><text:span text:style-name="T13">wxr—r— represented in octal expression will be ?</text:span></text:p>
      <text:p text:style-name="P32"><text:span text:style-name="T13">Ans: </text:span><text:span text:style-name="T14">C (744)</text:span></text:p>
      <text:p text:style-name="P39"/>
      <text:p text:style-name="P39">18. Which command can be use for change user password ?</text:p>
      <text:p text:style-name="P40">Ans: required permission of sudo password after we can change</text:p>
      <text:p text:style-name="P41"/>
      <text:p text:style-name="P42">19. how and where i can set test.rapidops.com against localhost ?</text:p>
      <text:p text:style-name="P43">Ans :</text:p>
      <text:p text:style-name="P34"><text:span text:style-name="T16"><text:tab/> </text:span><text:line-break/><text:span text:style-name="T15">20. Create file and set its group as root</text:span></text:p>
      <text:p text:style-name="P33"><text:span text:style-name="T15">a</text:span><text:span text:style-name="T3">ns : “ groupadd ” </text:span><text:span text:style-name="T17">command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09:39.959013772</meta:creation-date>
    <dc:date>2019-02-07T16:13:33.078602667</dc:date>
    <meta:editing-duration>PT2H39M9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500" meta:character-count="2501" meta:non-whitespace-character-count="1999"/>
  </office:meta>
</office:document-meta>
</file>